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fcff" officeooo:paragraph-rsid="0007fc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presented <text:s/>table illustrates information of internet use in sex categories by age group.</text:p>
      <text:p text:style-name="P1"><text:tab/>Overall, the table highlights that internet usage activity of a person changes during a file period, however, there are three types remaining popular over all age groups.</text:p>
      <text:p text:style-name="P1"><text:tab/>Both Online Games and Downloads are common asnwers for tennagers (81 and 52 answers repsectively). But after 20s these types of activity experienced a downward trend. In the meantime, researching of a product does not seem interested for young people, but a stable tendency of about 70 responders in each group is markebly seen in all other age groups.</text:p>
      <text:p text:style-name="P1"><text:tab/>In comparison, a steadiness in a high level of internet use for news is observed over all people. Most answers were received from Teens (76) and least from 70+ (70). As well as news shopping online shows the same picture, getting the mean result in asnwers of more than 40. Use of the Internet for searching for people got a least result of 5 answers in Teens age group, but continued with a positive trend for the other groups.</text:p>
      <text:p text:style-name="P1"/>
      <text:p text:style-name="P1"/>
      <text:p text:style-name="P1"/>
      <text:p text:style-name="P1">CHECKED RESULT:</text:p>
      <text:p text:style-name="P1"/>
      <text:p text:style-name="P1"><text:s text:c="4"/>The presented table illustrates information on internet use in sex categories by age group.</text:p>
      <text:p text:style-name="P1"><text:s text:c="4"/>Overall, the table highlights that internet usage activity of a person changes during a life period, however, there are three types remaining popular over all age groups.</text:p>
      <text:p text:style-name="P1"><text:s text:c="4"/>Both Online Games and Downloads are common answers for teenagers (81 and 52 answers respectively). But after the 20s these types of activity experienced a downward trend. In the meantime, researching of a product does not seem interested for young people, but a stable tendency of about 70 responders in each group is markedly seen in all other age groups.</text:p>
      <text:p text:style-name="P1"><text:s text:c="4"/>In comparison, a steadiness in a high level of internet use for news is observed over all people. Most answers were received from Teens (76) and least from 70+ (70). As well as news shopping online shows the same picture, getting the mean result in answers of more than 40. Use of the Internet for searching for people got the least result of 5 answers in Teens age group but continued with a positive trend for the other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1.3.2$Linux_X86_64 LibreOffice_project/10$Build-2</meta:generator>
    <dc:date>2019-01-08T13:56:27.133490522</dc:date>
    <meta:editing-duration>PT9M23S</meta:editing-duration>
    <meta:editing-cycles>1</meta:editing-cycles>
    <meta:document-statistic meta:table-count="0" meta:image-count="0" meta:object-count="0" meta:page-count="1" meta:paragraph-count="9" meta:word-count="361" meta:character-count="2123" meta:non-whitespace-character-count="1750"/>
  </office:meta>
</office:document-meta>
</file>